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style:font-name="Courier New" fo:font-size="9pt"/>
    </style:style>
    <style:style style:name="T2" style:family="text">
      <style:text-properties fo:color="#e8bf6a"/>
    </style:style>
    <style:style style:name="T3" style:family="text">
      <style:text-properties fo:color="#e8bf6a" style:font-name="Courier New" fo:font-size="9pt"/>
    </style:style>
    <style:style style:name="T4" style:family="text">
      <style:text-properties fo:color="#bababa"/>
    </style:style>
    <style:style style:name="T5" style:family="text">
      <style:text-properties fo:color="#bababa" style:font-name="Courier New" fo:font-size="9pt"/>
    </style:style>
    <style:style style:name="T6" style:family="text">
      <style:text-properties fo:color="#6a8759"/>
    </style:style>
    <style:style style:name="T7" style:family="text">
      <style:text-properties fo:color="#6a8759" style:font-name="Courier New" fo:font-size="9pt"/>
    </style:style>
    <style:style style:name="T8" style:family="text">
      <style:text-properties fo:color="#808080"/>
    </style:style>
    <style:style style:name="T9" style:family="text">
      <style:text-properties fo:color="#808080" style:font-name="Courier New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Source Code--</text:p>
      <text:p text:style-name="P1">/*</text:p>
      <text:p text:style-name="P1"><text:s text:c="4"/>Programmer : Catalina Lamboglia</text:p>
      <text:p text:style-name="P1"><text:s text:c="4"/>Course <text:s text:c="4"/>: CS211D</text:p>
      <text:p text:style-name="P1"><text:s text:c="4"/>Assignment : #2</text:p>
      <text:p text:style-name="P1"><text:s text:c="4"/>This program displays four buttons which</text:p>
      <text:p text:style-name="P1"><text:s text:c="4"/>change the color of a text view</text:p>
      <text:p text:style-name="P1"><text:s/>*/</text:p>
      <text:p text:style-name="P1"/>
      <text:p text:style-name="P1">package com.example.hw;</text:p>
      <text:p text:style-name="P1"/>
      <text:p text:style-name="P1">import android.app.Activity;</text:p>
      <text:p text:style-name="P1">import android.os.Bundle;</text:p>
      <text:p text:style-name="P1">import android.view.View;</text:p>
      <text:p text:style-name="P1">import android.view.Window;</text:p>
      <text:p text:style-name="P1">import android.widget.TextView;</text:p>
      <text:p text:style-name="P1"/>
      <text:p text:style-name="P1">import com.example.hw2.R; <text:s/>//Silly issue on my end</text:p>
      <text:p text:style-name="P1"/>
      <text:p text:style-name="P1">public class FourButtons extends Activity</text:p>
      <text:p text:style-name="P1">{</text:p>
      <text:p text:style-name="P1"><text:s text:c="4"/>@Override</text:p>
      <text:p text:style-name="P1"><text:s text:c="4"/>protected void onCreate(Bundle savedInstanceState)</text:p>
      <text:p text:style-name="P1"><text:s text:c="4"/>{</text:p>
      <text:p text:style-name="P1"><text:s text:c="8"/>super.onCreate(savedInstanceState);</text:p>
      <text:p text:style-name="P1"><text:s text:c="8"/>requestWindowFeature(Window.FEATURE_NO_TITLE);</text:p>
      <text:p text:style-name="P1"><text:s text:c="8"/>setContentView(R.layout.activity_main);</text:p>
      <text:p text:style-name="P1"><text:s text:c="4"/>}</text:p>
      <text:p text:style-name="P1"><text:s text:c="4"/>public void buttonControl(View v)</text:p>
      <text:p text:style-name="P1"><text:s text:c="4"/>{</text:p>
      <text:p text:style-name="P1"><text:s text:c="8"/>TextView txtV = (TextView)findViewById(R.id.subjSem);</text:p>
      <text:p text:style-name="P1"><text:s text:c="8"/>switch(v.getId())</text:p>
      <text:p text:style-name="P1"><text:s text:c="8"/>{</text:p>
      <text:p text:style-name="P1"><text:s text:c="12"/>case R.id.greenButton: // Set text to dark green</text:p>
      <text:p text:style-name="P1"><text:s text:c="12"/>{ </text:p>
      <text:p text:style-name="P1"><text:s text:c="16"/>txtV.setTextColor(getResources().getColor(</text:p>
      <text:p text:style-name="P1"><text:s text:c="16"/>R.color.colorPrimaryDark)); // Line too long for page</text:p>
      <text:p text:style-name="P1"><text:s text:c="16"/>break;</text:p>
      <text:p text:style-name="P1"><text:s text:c="12"/>}</text:p>
      <text:p text:style-name="P1"><text:s text:c="12"/>case R.id.pinkButton: // Set text to pink</text:p>
      <text:p text:style-name="P1"><text:s text:c="12"/>{</text:p>
      <text:p text:style-name="P1"><text:s text:c="16"/>txtV.setTextColor(getResources().getColor(</text:p>
      <text:p text:style-name="P1"><text:s text:c="16"/>R.color.pink));</text:p>
      <text:p text:style-name="P1"><text:s text:c="16"/>break;</text:p>
      <text:p text:style-name="P1"><text:s text:c="12"/>}</text:p>
      <text:p text:style-name="P1"><text:s text:c="12"/>case R.id.blueButton: // Set text to light blue</text:p>
      <text:p text:style-name="P1"><text:s text:c="12"/>{</text:p>
      <text:p text:style-name="P1"><text:s text:c="15"/>txtV.setTextColor(getResources().getColor(</text:p>
      <text:p text:style-name="P1"><text:s text:c="15"/>R.color.skyBlue));</text:p>
      <text:p text:style-name="P1"><text:soft-page-break/><text:s text:c="16"/>break;</text:p>
      <text:p text:style-name="P1"><text:s text:c="12"/>}</text:p>
      <text:p text:style-name="P1"><text:s text:c="12"/>case R.id.redButton: // Set text to dark red</text:p>
      <text:p text:style-name="P1"><text:s text:c="12"/>{</text:p>
      <text:p text:style-name="P1"><text:s text:c="16"/>txtV.setTextColor(getResources().getColor(</text:p>
      <text:p text:style-name="P1"><text:s text:c="16"/>R.color.crimson));</text:p>
      <text:p text:style-name="P1"><text:s text:c="16"/>break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2">--- activity_main.xml ---</text:p>
      <text:p text:style-name="P1">&lt;?xml version="1.0" encoding="utf-8"?&gt;</text:p>
      <text:p text:style-name="P1">&lt;LinearLayout xmlns:android="http://schemas.android.com/apk/res/android"</text:p>
      <text:p text:style-name="P1"><text:s text:c="4"/>xmlns:app="http://schemas.android.com/apk/res-auto"</text:p>
      <text:p text:style-name="P1"><text:s text:c="4"/>xmlns:tools="http://schemas.android.com/tools"</text:p>
      <text:p text:style-name="P1"><text:s text:c="4"/>android:layout_width="fill_parent"</text:p>
      <text:p text:style-name="P1"><text:s text:c="4"/>android:layout_height="fill_parent"</text:p>
      <text:p text:style-name="P1"><text:s text:c="4"/>android:orientation="vertical"</text:p>
      <text:p text:style-name="P1"><text:s text:c="4"/>tools:context="com.example.hw.FourButtons"</text:p>
      <text:p text:style-name="P1"><text:s text:c="4"/>android:background="@color/lightGrey"&gt;</text:p>
      <text:p text:style-name="P1"><text:s text:c="4"/>&lt;Button</text:p>
      <text:p text:style-name="P1"><text:s text:c="8"/>android:id="@+id/greenButton"</text:p>
      <text:p text:style-name="P1"><text:s text:c="8"/>android:layout_width="match_parent"</text:p>
      <text:p text:style-name="P1"><text:s text:c="8"/>android:layout_height="wrap_content"</text:p>
      <text:p text:style-name="P1"><text:s text:c="8"/>android:text="@string/pickGreen"</text:p>
      <text:p text:style-name="P1"><text:s text:c="8"/>android:background="@color/colorPrimaryDark"</text:p>
      <text:p text:style-name="P1"><text:s text:c="8"/>android:onClick="buttonControl"</text:p>
      <text:p text:style-name="P1"><text:s text:c="8"/>android:textSize="24dp"</text:p>
      <text:p text:style-name="P1"><text:s text:c="8"/>/&gt;</text:p>
      <text:p text:style-name="P1"><text:s text:c="4"/>&lt;Button</text:p>
      <text:p text:style-name="P1"><text:s text:c="8"/>android:id="@+id/blueButton"</text:p>
      <text:p text:style-name="P1"><text:s text:c="8"/>android:layout_width="match_parent"</text:p>
      <text:p text:style-name="P1"><text:s text:c="8"/>android:layout_height="wrap_content"</text:p>
      <text:p text:style-name="P1"><text:s text:c="8"/>android:text="@string/pickBlue"</text:p>
      <text:p text:style-name="P1"><text:s text:c="8"/>android:background="@color/skyBlue"</text:p>
      <text:p text:style-name="P1"><text:s text:c="8"/>android:onClick="buttonControl"</text:p>
      <text:p text:style-name="P1"><text:s text:c="8"/>android:textSize="24dp"</text:p>
      <text:p text:style-name="P1"><text:s text:c="8"/>/&gt;</text:p>
      <text:p text:style-name="P1"><text:s text:c="4"/>&lt;Button</text:p>
      <text:p text:style-name="P1"><text:s text:c="8"/>android:id="@+id/pinkButton"</text:p>
      <text:p text:style-name="P1"><text:s text:c="8"/>android:layout_width="match_parent"</text:p>
      <text:p text:style-name="P1"><text:s text:c="8"/>android:layout_height="wrap_content"</text:p>
      <text:p text:style-name="P1"><text:s text:c="8"/>android:text="@string/pickPink"</text:p>
      <text:p text:style-name="P1"><text:s text:c="8"/>android:background="@color/pink"</text:p>
      <text:p text:style-name="P1"><text:s text:c="8"/>android:onClick="buttonControl"</text:p>
      <text:p text:style-name="P1"><text:s text:c="8"/>android:textSize="24dp"</text:p>
      <text:p text:style-name="P1"><text:s text:c="8"/>/&gt;</text:p>
      <text:p text:style-name="P1"><text:soft-page-break/><text:s text:c="4"/>&lt;Button</text:p>
      <text:p text:style-name="P1"><text:s text:c="8"/>android:id="@+id/redButton"</text:p>
      <text:p text:style-name="P1"><text:s text:c="8"/>android:layout_width="match_parent"</text:p>
      <text:p text:style-name="P1"><text:s text:c="8"/>android:layout_height="wrap_content"</text:p>
      <text:p text:style-name="P1"><text:s text:c="8"/>android:text="@string/pickRed"</text:p>
      <text:p text:style-name="P1"><text:s text:c="8"/>android:background="@color/crimson"</text:p>
      <text:p text:style-name="P1"><text:s text:c="8"/>android:onClick="buttonControl"</text:p>
      <text:p text:style-name="P1"><text:s text:c="8"/>android:textSize="24dp"</text:p>
      <text:p text:style-name="P1"><text:s text:c="8"/>/&gt;</text:p>
      <text:p text:style-name="P1"><text:s text:c="4"/>&lt;TextView</text:p>
      <text:p text:style-name="P1"><text:s text:c="8"/>android:id="@+id/subjSem"</text:p>
      <text:p text:style-name="P1"><text:s text:c="8"/>android:layout_width="match_parent"</text:p>
      <text:p text:style-name="P1"><text:s text:c="8"/>android:layout_height="wrap_content"</text:p>
      <text:p text:style-name="P1"><text:s text:c="8"/>android:text="@string/courseSemes"</text:p>
      <text:p text:style-name="P1"><text:s text:c="8"/>android:textColor="@color/black"</text:p>
      <text:p text:style-name="P1"><text:s text:c="8"/>android:gravity="center"</text:p>
      <text:p text:style-name="P1"><text:s text:c="8"/>android:textSize="24dp"</text:p>
      <text:p text:style-name="P1"><text:s text:c="8"/>/&gt;</text:p>
      <text:p text:style-name="P1">&lt;/LinearLayout&gt;</text:p>
      <text:p text:style-name="P2">---colors.xml---</text:p>
      <text:p text:style-name="P1">&lt;?xml version="1.0" encoding="utf-8"?&gt;</text:p>
      <text:p text:style-name="P1">&lt;resources&gt;</text:p>
      <text:p text:style-name="P1"><text:s text:c="4"/>&lt;color name="colorPrimary"&gt;#008577&lt;/color&gt; &lt;!--Auto gen--&gt;</text:p>
      <text:p text:style-name="P1"><text:s text:c="4"/>&lt;color name="colorPrimaryDark"&gt;#00574B&lt;/color&gt; &lt;!--Auto gen--&gt;</text:p>
      <text:p text:style-name="P1"><text:s text:c="4"/>&lt;color name="colorAccent"&gt;#D81B60&lt;/color&gt; &lt;!--Auto gen--&gt;</text:p>
      <text:p text:style-name="P1"><text:s text:c="4"/>&lt;color name="kiwi"&gt;#61CA2A&lt;/color&gt;</text:p>
      <text:p text:style-name="P1"><text:s text:c="4"/>&lt;color name="darkPurple"&gt;#900C3F&lt;/color&gt;</text:p>
      <text:p text:style-name="P1"><text:s text:c="4"/>&lt;color name="blue"&gt;#1792ED&lt;/color&gt;</text:p>
      <text:p text:style-name="P1"><text:s text:c="4"/>&lt;color name="skyBlue"&gt;#86C3F0&lt;/color&gt;</text:p>
      <text:p text:style-name="P1"><text:s text:c="4"/>&lt;color name="red"&gt;#F1120C&lt;/color&gt;</text:p>
      <text:p text:style-name="P1"><text:s text:c="4"/>&lt;color name="neonTeal"&gt;#0CF18C&lt;/color&gt;</text:p>
      <text:p text:style-name="P1"><text:s text:c="4"/>&lt;color name="dirt"&gt;#D8A277&lt;/color&gt;</text:p>
      <text:p text:style-name="P1"><text:s text:c="4"/>&lt;color name="crimson"&gt;#991D05&lt;/color&gt;</text:p>
      <text:p text:style-name="P1"><text:s text:c="4"/>&lt;color name="darkBlue"&gt;#073E63&lt;/color&gt;</text:p>
      <text:p text:style-name="P1"><text:s text:c="4"/>&lt;color name="grey"&gt;#444444&lt;/color&gt;</text:p>
      <text:p text:style-name="P1"><text:s text:c="4"/>&lt;color name="white"&gt;#FFFFFF&lt;/color&gt;</text:p>
      <text:p text:style-name="P1"><text:s text:c="4"/>&lt;color name="pink"&gt;#f292ad&lt;/color&gt;</text:p>
      <text:p text:style-name="P1"><text:s text:c="4"/>&lt;color name="lightGrey"&gt;#999999&lt;/color&gt;</text:p>
      <text:p text:style-name="P1"><text:s text:c="4"/>&lt;color name="black"&gt;#000000&lt;/color&gt;</text:p>
      <text:p text:style-name="P1">&lt;/resources&gt;</text:p>
      <text:p text:style-name="P2">--- strings.xml ---</text:p>
      <text:p text:style-name="P1">&lt;resources&gt;</text:p>
      <text:p text:style-name="P1"><text:s text:c="4"/>&lt;string name="app_name"&gt;HW#1&lt;/string&gt; &lt;!--Auto gen--&gt;</text:p>
      <text:p text:style-name="P1"><text:s text:c="4"/>&lt;string name="courseSemes"&gt;CS211D Spring 2019&lt;/string&gt;</text:p>
      <text:p text:style-name="P1"><text:s text:c="4"/>&lt;string name="pickGreen"&gt;Pick Green&lt;/string&gt;</text:p>
      <text:p text:style-name="P1"><text:s text:c="4"/>&lt;string name="pickBlue"&gt;Pick Blue&lt;/string&gt;</text:p>
      <text:p text:style-name="P1"><text:s text:c="4"/>&lt;string name="pickPink"&gt;Pick Pink&lt;/string&gt;</text:p>
      <text:p text:style-name="P1"><text:s text:c="4"/>&lt;string name="pickRed"&gt;Pick Red&lt;/string&gt;</text:p>
      <text:p text:style-name="P1">&lt;/resourc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6T16:06:19.09</meta:creation-date>
    <dc:date>2019-02-09T16:10:19.96</dc:date>
    <meta:editing-duration>PT25M7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3" meta:paragraph-count="142" meta:word-count="275" meta:character-count="4716"/>
  </office:meta>
</office:document-meta>
</file>